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Ubuntu" fo:font-size="16pt" fo:font-weight="bold" officeooo:paragraph-rsid="00141acc" style:font-size-asian="16pt" style:font-weight-asian="bold" style:font-size-complex="16pt" style:font-weight-complex="bold"/>
    </style:style>
    <style:style style:name="T1" style:family="text">
      <style:text-properties officeooo:rsid="00141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line-break/><text:line-break/>There was a problem with the conversion generation.</text:span></text:p>
      <text:p text:style-name="P1"><text:span text:style-name="T1"><text:line-break/>Please, contact your OpenKM administr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document-statistic meta:table-count="0" meta:image-count="0" meta:object-count="0" meta:page-count="1" meta:paragraph-count="2" meta:word-count="13" meta:character-count="96"/>
  </office:meta>
</office:document-meta>
</file>